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float" office:value="2000">
            <text:p>2000</text:p>
          </table:table-cell>
          <table:table-cell office:value-type="float" office:value="50246">
            <text:p>5024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1">
            <text:p>2001</text:p>
          </table:table-cell>
          <table:table-cell office:value-type="float" office:value="49552">
            <text:p>49552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2">
            <text:p>2002</text:p>
          </table:table-cell>
          <table:table-cell office:value-type="float" office:value="50569">
            <text:p>50569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3">
            <text:p>2003</text:p>
          </table:table-cell>
          <table:table-cell office:value-type="float" office:value="52575">
            <text:p>52575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4">
            <text:p>2004</text:p>
          </table:table-cell>
          <table:table-cell office:value-type="float" office:value="49756">
            <text:p>4975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5">
            <text:p>2005</text:p>
          </table:table-cell>
          <table:table-cell office:value-type="float" office:value="51790">
            <text:p>51790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6">
            <text:p>2006</text:p>
          </table:table-cell>
          <table:table-cell office:value-type="float" office:value="50378">
            <text:p>50378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7">
            <text:p>2007</text:p>
          </table:table-cell>
          <table:table-cell office:value-type="float" office:value="52367">
            <text:p>52367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8">
            <text:p>2008</text:p>
          </table:table-cell>
          <table:table-cell office:value-type="float" office:value="52151">
            <text:p>52151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9">
            <text:p>2009</text:p>
          </table:table-cell>
          <table:table-cell office:value-type="float" office:value="52414">
            <text:p>52414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0">
            <text:p>2010</text:p>
          </table:table-cell>
          <table:table-cell office:value-type="float" office:value="52096">
            <text:p>5209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1">
            <text:p>2011</text:p>
          </table:table-cell>
          <table:table-cell office:value-type="float" office:value="51019">
            <text:p>51019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2">
            <text:p>2012</text:p>
          </table:table-cell>
          <table:table-cell office:value-type="float" office:value="51710">
            <text:p>51710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3">
            <text:p>2013</text:p>
          </table:table-cell>
          <table:table-cell office:value-type="float" office:value="50386">
            <text:p>5038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4">
            <text:p>2014</text:p>
          </table:table-cell>
          <table:table-cell office:value-type="float" office:value="50839">
            <text:p>50839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5">
            <text:p>2015</text:p>
          </table:table-cell>
          <table:table-cell office:value-type="float" office:value="54205">
            <text:p>54205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6">
            <text:p>2016</text:p>
          </table:table-cell>
          <table:table-cell office:value-type="float" office:value="51542">
            <text:p>51542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7">
            <text:p>2017</text:p>
          </table:table-cell>
          <table:table-cell office:value-type="float" office:value="53477">
            <text:p>53477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8">
            <text:p>2018</text:p>
          </table:table-cell>
          <table:table-cell office:value-type="float" office:value="52706">
            <text:p>5270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9">
            <text:p>2019</text:p>
          </table:table-cell>
          <table:table-cell office:value-type="float" office:value="51794">
            <text:p>51794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20">
            <text:p>2020</text:p>
          </table:table-cell>
          <table:table-cell office:value-type="float" office:value="57023">
            <text:p>57023</text:p>
          </table:table-cell>
          <table:table-cell table:formula="of:=FORECAST([.B22];[.$C$17:.$C$21];[.$B$17:.$B$21])" office:value-type="float" office:value="51647.4">
            <text:p>51647,4</text:p>
          </table:table-cell>
          <table:table-cell table:formula="of:=ROUND([.D22];0)" office:value-type="float" office:value="51647">
            <text:p>51647</text:p>
          </table:table-cell>
          <table:table-cell table:formula="of:=[.C22]-[.E22]" office:value-type="float" office:value="5376">
            <text:p>5376</text:p>
          </table:table-cell>
          <table:table-cell table:formula="of:=[.F22]/[.E22]*100" office:value-type="float" office:value="10.4091234728058">
            <text:p>10,4091234728</text:p>
          </table:table-cell>
          <table:table-cell table:formula="of:=ROUND([.F45]-[.F47];0)" office:value-type="float" office:value="46538">
            <text:p>46538</text:p>
          </table:table-cell>
          <table:table-cell table:formula="of:=ROUND([.F45]+[.F47];0)" office:value-type="float" office:value="56757">
            <text:p>56757</text:p>
          </table:table-cell>
          <table:table-cell table:formula="of:=[.C22]-[.I22]" office:value-type="float" office:value="266">
            <text:p>266</text:p>
          </table:table-cell>
          <table:table-cell table:formula="of:=[.C22]-[.H22]" office:value-type="float" office:value="10485">
            <text:p>10485</text:p>
          </table:table-cell>
          <table:table-cell/>
        </table:table-row>
        <table:table-row table:style-name="ro1">
          <table:table-cell office:value-type="string">
            <text:p>HR</text:p>
          </table:table-cell>
          <table:table-cell office:value-type="float" office:value="2021">
            <text:p>2021</text:p>
          </table:table-cell>
          <table:table-cell office:value-type="float" office:value="62712">
            <text:p>62712</text:p>
          </table:table-cell>
          <table:table-cell table:formula="of:=FORECAST([.B23];[.$C$17:.$C$21];[.$B$17:.$B$21])" office:value-type="float" office:value="51281.6">
            <text:p>51281,6</text:p>
          </table:table-cell>
          <table:table-cell table:formula="of:=ROUND([.D23];0)" office:value-type="float" office:value="51282">
            <text:p>51282</text:p>
          </table:table-cell>
          <table:table-cell table:formula="of:=[.C23]-[.E23]" office:value-type="float" office:value="11430">
            <text:p>11430</text:p>
          </table:table-cell>
          <table:table-cell table:formula="of:=[.F23]/[.E23]*100" office:value-type="float" office:value="22.2885222885223">
            <text:p>22,2885222885</text:p>
          </table:table-cell>
          <table:table-cell table:formula="of:=ROUND([.F53]-[.F55];0)" office:value-type="float" office:value="45382">
            <text:p>45382</text:p>
          </table:table-cell>
          <table:table-cell table:formula="of:=ROUND([.F53]+[.F55];0)" office:value-type="float" office:value="57182">
            <text:p>57182</text:p>
          </table:table-cell>
          <table:table-cell table:formula="of:=[.C23]-[.I23]" office:value-type="float" office:value="5530">
            <text:p>5530</text:p>
          </table:table-cell>
          <table:table-cell table:formula="of:=[.C23]-[.H23]" office:value-type="float" office:value="17330">
            <text:p>17330</text:p>
          </table:table-cell>
          <table:table-cell/>
        </table:table-row>
        <table:table-row table:style-name="ro1">
          <table:table-cell office:value-type="string">
            <text:p>HR</text:p>
          </table:table-cell>
          <table:table-cell office:value-type="float" office:value="2022">
            <text:p>2022</text:p>
          </table:table-cell>
          <table:table-cell office:value-type="float" office:value="56979">
            <text:p>56979</text:p>
          </table:table-cell>
          <table:table-cell table:formula="of:=FORECAST([.B24];[.$C$17:.$C$21];[.$B$17:.$B$21])" office:value-type="float" office:value="50915.8">
            <text:p>50915,8</text:p>
          </table:table-cell>
          <table:table-cell table:formula="of:=ROUND([.D24];0)" office:value-type="float" office:value="50916">
            <text:p>50916</text:p>
          </table:table-cell>
          <table:table-cell table:formula="of:=[.C24]-[.E24]" office:value-type="float" office:value="6063">
            <text:p>6063</text:p>
          </table:table-cell>
          <table:table-cell table:formula="of:=[.F24]/[.E24]*100" office:value-type="float" office:value="11.9078482205986">
            <text:p>11,9078482206</text:p>
          </table:table-cell>
          <table:table-cell table:formula="of:=ROUND([.F61]-[.F63];0)" office:value-type="float" office:value="44134">
            <text:p>44134</text:p>
          </table:table-cell>
          <table:table-cell table:formula="of:=ROUND([.F61]+[.F63];0)" office:value-type="float" office:value="57698">
            <text:p>57698</text:p>
          </table:table-cell>
          <table:table-cell table:formula="of:=[.C24]-[.I24]" office:value-type="float" office:value="-719">
            <text:p>-719</text:p>
          </table:table-cell>
          <table:table-cell table:formula="of:=[.C24]-[.H24]" office:value-type="float" office:value="12845">
            <text:p>12845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76714">
            <text:p>176714</text:p>
          </table:table-cell>
          <table:table-cell/>
          <table:table-cell table:formula="of:=SUM([.E22:.E24])" office:value-type="float" office:value="153845">
            <text:p>153845</text:p>
          </table:table-cell>
          <table:table-cell table:formula="of:=SUM([.F22:.F24])" office:value-type="float" office:value="22869">
            <text:p>22869</text:p>
          </table:table-cell>
          <table:table-cell table:formula="of:=[.F25]/[.E25]*100" office:value-type="float" office:value="14.8649614872112">
            <text:p>14,8649614872</text:p>
          </table:table-cell>
          <table:table-cell table:formula="of:=SUM([.H22:.H24])" office:value-type="float" office:value="136054">
            <text:p>136054</text:p>
          </table:table-cell>
          <table:table-cell table:formula="of:=SUM([.I22:.I24])" office:value-type="float" office:value="171637">
            <text:p>171637</text:p>
          </table:table-cell>
          <table:table-cell table:formula="of:=SUM([.J22:.J24])" office:value-type="float" office:value="5077">
            <text:p>5077</text:p>
          </table:table-cell>
          <table:table-cell table:formula="of:=SUM([.K22:.K24])" office:value-type="float" office:value="40660">
            <text:p>40660</text:p>
          </table:table-cell>
          <table:table-cell table:formula="of:=[.J25]/[.E25]*100" office:value-type="float" office:value="3.30007475056063">
            <text:p>3,30007475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365.8">
            <text:p>-365,8</text:p>
          </table:table-cell>
          <table:table-cell office:value-type="float" office:value="790563.4">
            <text:p>790563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50.354981887128">
            <text:p>350,3549818871</text:p>
          </table:table-cell>
          <table:table-cell office:value-type="float" office:value="706666.172167348">
            <text:p>706666,17216734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66523612091636">
            <text:p>0,2665236121</text:p>
          </table:table-cell>
          <table:table-cell office:value-type="float" office:value="1107.91973235128">
            <text:p>1107,919732351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09011121483409">
            <text:p>1,090111214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38096.4000061">
            <text:p>1338096,4000061</text:p>
          </table:table-cell>
          <table:table-cell office:value-type="float" office:value="3682458.3999939">
            <text:p>3682458,399993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1.04408391177908">
            <text:p>-1,04408391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373172414782068">
            <text:p>0,3731724148</text:p>
          </table:table-cell>
          <table:table-cell table:formula="of:=TDIST(ABS([.$E$34]);[.$F$30];1)" office:value-type="float" office:value="0.186586207391034">
            <text:p>0,186586207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107.91973235128">
            <text:p>1107,919732351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51647.4">
            <text:p>51647,4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109.50736641965">
            <text:p>5109,507366419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46537.8926335804">
            <text:p>46537,892633580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6756.9073664196">
            <text:p>56756,907366419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51281.6">
            <text:p>51281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5899.95090685752">
            <text:p>5899,950906857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45381.6490931425">
            <text:p>45381,649093142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57181.5509068575">
            <text:p>57181,550906857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50915.8">
            <text:p>50915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6782.19456166335">
            <text:p>6782,1945616634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44133.6054383367">
            <text:p>44133,605438336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57697.9945616634">
            <text:p>57697,9945616634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2744.8">
            <text:p>52744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9.68722483812555">
            <text:p>9,687224838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5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5:26.03</dc:date>
    <dc:creator>Andrzej Bystrzycki</dc:creator>
    <meta:generator>OpenOffice.org/3.3$Win32 OpenOffice.org_project/330m20$Build-9567</meta:generator>
    <meta:editing-duration>PT18M39S</meta:editing-duration>
    <meta:editing-cycles>10</meta:editing-cycles>
    <meta:document-statistic meta:table-count="1" meta:cell-count="223" meta:object-count="0"/>
  </office:meta>
</office:document-meta>
</file>